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6pt" officeooo:rsid="000af1b9" officeooo:paragraph-rsid="000af1b9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در مورد ایجاد یک کرنومتر در ری اکت باید بگویم تصادفا یک مثال اماده از ان دیدم حیفم امد لینک را ذخیره نکنم. این لینکش است </text:p>
      <text:p text:style-name="P1"/>
      <text:p text:style-name="P1"><text:a xlink:type="simple" xlink:href="https://github.com/fbarrailla/react-chronometer" text:style-name="Internet_20_link" text:visited-style-name="Visited_20_Internet_20_Link">https://github.com/fbarrailla/react-chronometer</text:a></text:p>
      <text:p text:style-name="P1"/>
      <text:p text:style-name="P1">مال دو سال پیش است و احتمالا باید کدهایش عوض شوند حتی ممکن است کرنومتر های بهتری هم باشد و نباید از گشتن نامید شد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6:55:14.800070064</meta:creation-date>
    <dc:date>2017-09-30T03:08:11.456451635</dc:date>
    <meta:editing-duration>PT13M22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52" meta:character-count="282" meta:non-whitespace-character-count="232"/>
  </office:meta>
</office:document-meta>
</file>